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FieldDefinition.setCombineExpress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getSpli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getCombin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setSplitPattern( Pattern pattern , String reg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tMapping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addSplitMapping( int group , String fiel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create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ggregateFieldDefinition.setSplitFailMessage( XMLizable splitFail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addWidgetDefinition( WidgetDefinition widg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Mapping.SplitMapping( int group , String fiel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FieldDefinition.getSplitMapping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Mapping.getFie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getSplitFai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Definition.getSplit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